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9e01b" officeooo:paragraph-rsid="0019e01b" style:font-size-asian="15.75pt" style:font-weight-asian="bold" style:font-size-complex="18pt" style:font-weight-complex="bold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ducation Employment Industry</text:p>
      <text:p text:style-name="P1"/>
      <text:p text:style-name="P1"/>
      <text:p text:style-name="P1"/>
      <text:p text:style-name="P1"/>
      <text:p text:style-name="P1">K-5th Grade Education</text:p>
      <text:p text:style-name="P1">Shannon Shields</text:p>
      <text:p text:style-name="P1">1-520-979-8654</text:p>
      <text:p text:style-name="P1"><text:a xlink:type="simple" xlink:href="mailto:shannonshields@gmail.com" text:style-name="Internet_20_link" text:visited-style-name="Visited_20_Internet_20_Link">shannonshields@gmail.com</text:a></text:p>
      <text:p text:style-name="P1"/>
      <text:p text:style-name="P1"/>
      <text:p text:style-name="P1"/>
      <text:p text:style-name="P1">6th-8th Grade Education</text:p>
      <text:p text:style-name="P1">Misty Thompson</text:p>
      <text:p text:style-name="P1">1-520-678-1223</text:p>
      <text:p text:style-name="P1"><text:a xlink:type="simple" xlink:href="mailto:mistythompson@gmail.com" text:style-name="Internet_20_link" text:visited-style-name="Visited_20_Internet_20_Link">mistythompson@gmail.com</text:a></text:p>
      <text:p text:style-name="P1"/>
      <text:p text:style-name="P1"/>
      <text:p text:style-name="P1"/>
      <text:p text:style-name="P1">9th-12th Grade Education</text:p>
      <text:p text:style-name="P1">LeAnn Smith</text:p>
      <text:p text:style-name="P1">1-520-678-5289</text:p>
      <text:p text:style-name="P1"><text:a xlink:type="simple" xlink:href="mailto:leannsmith@gmail.com" text:style-name="Internet_20_link" text:visited-style-name="Visited_20_Internet_20_Link">leannsmith@gmail.com</text:a></text:p>
      <text:p text:style-name="P1"/>
      <text:p text:style-name="P1"/>
      <text:p text:style-name="P1"/>
      <text:p text:style-name="P1">College Education</text:p>
      <text:p text:style-name="P1">Samantha Joy</text:p>
      <text:p text:style-name="P1">1-520-221-8541</text:p>
      <text:p text:style-name="P1"><text:a xlink:type="simple" xlink:href="mailto:samanthajoy@gmail.com" text:style-name="Internet_20_link" text:visited-style-name="Visited_20_Internet_20_Link">samanthajoy@gmail.com</text:a></text:p>
      <text:p text:style-name="P1"/>
      <text:p text:style-name="P1"/>
      <text:p text:style-name="P1"><text:soft-page-break/></text:p>
      <text:p text:style-name="P1"/>
      <text:p text:style-name="P1"/>
      <text:p text:style-name="P1">Special Education </text:p>
      <text:p text:style-name="P1">Jamie Arthur</text:p>
      <text:p text:style-name="P1">1-520-678-2974</text:p>
      <text:p text:style-name="P1"><text:a xlink:type="simple" xlink:href="mailto:jamiearthur@gmail.com" text:style-name="Internet_20_link" text:visited-style-name="Visited_20_Internet_20_Link">jamiearthur@gmail.com</text:a></text:p>
      <text:p text:style-name="P1"/>
      <text:p text:style-name="P1"/>
      <text:p text:style-name="P1"/>
      <text:p text:style-name="P1">Career Training</text:p>
      <text:p text:style-name="P1">Annette Moore</text:p>
      <text:p text:style-name="P1">1-520-221-3333</text:p>
      <text:p text:style-name="P1"><text:a xlink:type="simple" xlink:href="mailto:annettemoore@gmail.com" text:style-name="Internet_20_link" text:visited-style-name="Visited_20_Internet_20_Link">annettemoore@gmail.com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08:36:39.089000000</meta:creation-date>
    <dc:date>2021-01-06T08:43:54.637000000</dc:date>
    <meta:editing-duration>PT7M15S</meta:editing-duration>
    <meta:editing-cycles>1</meta:editing-cycles>
    <meta:document-statistic meta:table-count="0" meta:image-count="0" meta:object-count="0" meta:page-count="2" meta:paragraph-count="25" meta:word-count="42" meta:character-count="439" meta:non-whitespace-character-count="421"/>
    <meta:generator>LibreOffice/6.2.8.2$Windows_X86_64 LibreOffice_project/f82ddfca21ebc1e222a662a32b25c0c9d20169ee</meta:generator>
  </office:meta>
</office:document-meta>
</file>